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officeooo:rsid="2043d366" officeooo:paragraph-rsid="2ae6ef9f"/>
    </style:style>
    <style:style style:name="P5" style:family="paragraph" style:parent-style-name="Text_20_body">
      <style:text-properties officeooo:rsid="20483897" officeooo:paragraph-rsid="2aeb5c77"/>
    </style:style>
    <style:style style:name="P6" style:family="paragraph" style:parent-style-name="Text_20_body">
      <style:text-properties officeooo:rsid="204ba969" officeooo:paragraph-rsid="2af8f315"/>
    </style:style>
    <style:style style:name="P7" style:family="paragraph" style:parent-style-name="Text_20_body">
      <style:text-properties officeooo:rsid="204f9e3f" officeooo:paragraph-rsid="2adae26a"/>
    </style:style>
    <style:style style:name="P8" style:family="paragraph" style:parent-style-name="Text_20_body">
      <style:text-properties officeooo:rsid="2ae8167c" officeooo:paragraph-rsid="2ae8167c"/>
    </style:style>
    <style:style style:name="P9" style:family="paragraph" style:parent-style-name="Heading_20_3" style:master-page-name="First_20_Page">
      <style:paragraph-properties style:page-number="auto"/>
    </style:style>
    <style:style style:name="P10" style:family="paragraph" style:parent-style-name="Text_20_body" style:list-style-name="L1">
      <style:text-properties officeooo:rsid="202aa81b" officeooo:paragraph-rsid="2adae26a"/>
    </style:style>
    <style:style style:name="P11" style:family="paragraph" style:parent-style-name="Text_20_body" style:list-style-name="L1">
      <style:text-properties officeooo:rsid="2adae26a" officeooo:paragraph-rsid="2adae26a"/>
    </style:style>
    <style:style style:name="P12" style:family="paragraph" style:parent-style-name="Text_20_body" style:list-style-name="L1">
      <style:text-properties officeooo:rsid="202ebcc0" officeooo:paragraph-rsid="2adae26a"/>
    </style:style>
    <style:style style:name="P13" style:family="paragraph" style:parent-style-name="Text_20_body" style:list-style-name="L1">
      <style:text-properties officeooo:rsid="2adbbee4" officeooo:paragraph-rsid="2adbbee4"/>
    </style:style>
    <style:style style:name="P14" style:family="paragraph" style:parent-style-name="Text_20_body" style:list-style-name="L1">
      <style:text-properties officeooo:rsid="2adc4076" officeooo:paragraph-rsid="2adc4076"/>
    </style:style>
    <style:style style:name="P15" style:family="paragraph" style:parent-style-name="Text_20_body" style:list-style-name="L1">
      <style:text-properties officeooo:rsid="2add6fb1" officeooo:paragraph-rsid="2add6fb1"/>
    </style:style>
    <style:style style:name="P16" style:family="paragraph" style:parent-style-name="Text_20_body" style:list-style-name="L1">
      <style:text-properties officeooo:rsid="2add6fb1" officeooo:paragraph-rsid="2adf6165"/>
    </style:style>
    <style:style style:name="P17" style:family="paragraph" style:parent-style-name="Text_20_body" style:list-style-name="L1">
      <style:text-properties officeooo:rsid="2ade5cd5" officeooo:paragraph-rsid="2ade5cd5"/>
    </style:style>
    <style:style style:name="P18" style:family="paragraph" style:parent-style-name="Text_20_body" style:list-style-name="L1">
      <style:text-properties officeooo:rsid="2add89ca" officeooo:paragraph-rsid="2adf6165"/>
    </style:style>
    <style:style style:name="P19" style:family="paragraph" style:parent-style-name="Text_20_body" style:list-style-name="L1">
      <style:text-properties officeooo:rsid="202e1625" officeooo:paragraph-rsid="2adae26a"/>
    </style:style>
    <style:style style:name="P20" style:family="paragraph" style:parent-style-name="Text_20_body" style:list-style-name="L2">
      <style:text-properties officeooo:rsid="20349305" officeooo:paragraph-rsid="2adae26a"/>
    </style:style>
    <style:style style:name="P21" style:family="paragraph" style:parent-style-name="Text_20_body" style:list-style-name="L2">
      <style:text-properties officeooo:rsid="2ae2d707" officeooo:paragraph-rsid="2ae2d707"/>
    </style:style>
    <style:style style:name="P22" style:family="paragraph" style:parent-style-name="Text_20_body" style:list-style-name="L2">
      <style:text-properties officeooo:rsid="20363113" officeooo:paragraph-rsid="2adae26a"/>
    </style:style>
    <style:style style:name="P23" style:family="paragraph" style:parent-style-name="Text_20_body" style:list-style-name="L2">
      <style:text-properties officeooo:rsid="20383f98" officeooo:paragraph-rsid="2adae26a"/>
    </style:style>
    <style:style style:name="P24" style:family="paragraph" style:parent-style-name="Text_20_body" style:list-style-name="L3">
      <style:text-properties officeooo:rsid="2043d366" officeooo:paragraph-rsid="2adae26a"/>
    </style:style>
    <style:style style:name="P25" style:family="paragraph" style:parent-style-name="Text_20_body" style:list-style-name="L4">
      <style:text-properties officeooo:rsid="204542ce" officeooo:paragraph-rsid="2adae26a"/>
    </style:style>
    <style:style style:name="P26" style:family="paragraph" style:parent-style-name="Text_20_body" style:list-style-name="L5"/>
    <style:style style:name="P27" style:family="paragraph" style:parent-style-name="Text_20_body" style:list-style-name="L5">
      <style:text-properties officeooo:paragraph-rsid="2af07357"/>
    </style:style>
    <style:style style:name="P28" style:family="paragraph" style:parent-style-name="Text_20_body" style:list-style-name="L5">
      <style:text-properties officeooo:rsid="2af34c98" officeooo:paragraph-rsid="2af34c98"/>
    </style:style>
    <style:style style:name="P29" style:family="paragraph" style:parent-style-name="Text_20_body" style:list-style-name="L5">
      <style:text-properties officeooo:rsid="2af3e658" officeooo:paragraph-rsid="2af3e658"/>
    </style:style>
    <style:style style:name="P30" style:family="paragraph" style:parent-style-name="Text_20_body" style:list-style-name="L5">
      <style:text-properties officeooo:rsid="2aeeefa0" officeooo:paragraph-rsid="2aeeefa0"/>
    </style:style>
    <style:style style:name="P31" style:family="paragraph" style:parent-style-name="Text_20_body" style:list-style-name="L5">
      <style:text-properties officeooo:rsid="2af07357" officeooo:paragraph-rsid="2af07357"/>
    </style:style>
    <style:style style:name="P32" style:family="paragraph" style:parent-style-name="Text_20_body" style:list-style-name="L6">
      <style:text-properties officeooo:rsid="2ae8167c" officeooo:paragraph-rsid="2ae8167c"/>
    </style:style>
    <style:style style:name="P33" style:family="paragraph" style:parent-style-name="Text_20_body" style:list-style-name="L7">
      <style:text-properties officeooo:rsid="2aeb5c77" officeooo:paragraph-rsid="2aeb5c77"/>
    </style:style>
    <style:style style:name="P34" style:family="paragraph" style:parent-style-name="Text_20_body" style:list-style-name="L7">
      <style:text-properties officeooo:rsid="2af8f315" officeooo:paragraph-rsid="2af8f315"/>
    </style:style>
    <style:style style:name="P35" style:family="paragraph" style:parent-style-name="Text_20_body" style:list-style-name="L8">
      <style:text-properties officeooo:rsid="2af8f315" officeooo:paragraph-rsid="2adae26a"/>
    </style:style>
    <style:style style:name="P36" style:family="paragraph" style:parent-style-name="Text_20_body" style:list-style-name="L7">
      <style:text-properties officeooo:rsid="205b3c05" officeooo:paragraph-rsid="2adae26a"/>
    </style:style>
    <style:style style:name="P37" style:family="paragraph" style:parent-style-name="Text_20_body" style:list-style-name="L9">
      <style:text-properties officeooo:rsid="204df967" officeooo:paragraph-rsid="2adae26a"/>
    </style:style>
    <style:style style:name="P38" style:family="paragraph" style:parent-style-name="Text_20_body" style:list-style-name="L10">
      <style:text-properties officeooo:rsid="2050f2ed" officeooo:paragraph-rsid="2adae26a"/>
    </style:style>
    <style:style style:name="P39" style:family="paragraph" style:parent-style-name="Text_20_body" style:list-style-name="L11">
      <style:text-properties officeooo:rsid="20542e2c" officeooo:paragraph-rsid="2adae26a"/>
    </style:style>
    <style:style style:name="P40" style:family="paragraph" style:parent-style-name="Text_20_body" style:list-style-name="L11">
      <style:text-properties officeooo:rsid="2afab74f" officeooo:paragraph-rsid="2afab74f"/>
    </style:style>
    <style:style style:name="P41" style:family="paragraph" style:parent-style-name="Text_20_body" style:list-style-name="L11">
      <style:text-properties officeooo:rsid="20566d87" officeooo:paragraph-rsid="2adae26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2085852a"/>
    </style:style>
    <style:style style:name="T3" style:family="text">
      <style:text-properties officeooo:rsid="202c0118"/>
    </style:style>
    <style:style style:name="T4" style:family="text">
      <style:text-properties officeooo:rsid="207fe49b"/>
    </style:style>
    <style:style style:name="T5" style:family="text">
      <style:text-properties officeooo:rsid="20826313"/>
    </style:style>
    <style:style style:name="T6" style:family="text">
      <style:text-properties officeooo:rsid="20814fe9"/>
    </style:style>
    <style:style style:name="T7" style:family="text">
      <style:text-properties officeooo:rsid="20383f98"/>
    </style:style>
    <style:style style:name="T8" style:family="text">
      <style:text-properties officeooo:rsid="2050f2ed"/>
    </style:style>
    <style:style style:name="T9" style:family="text">
      <style:text-properties officeooo:rsid="205173c2"/>
    </style:style>
    <style:style style:name="T10" style:family="text">
      <style:text-properties officeooo:rsid="20560fe3"/>
    </style:style>
    <style:style style:name="T11" style:family="text">
      <style:text-properties officeooo:rsid="2056a16b"/>
    </style:style>
    <style:style style:name="T12" style:family="text">
      <style:text-properties officeooo:rsid="2adae26a"/>
    </style:style>
    <style:style style:name="T13" style:family="text">
      <style:text-properties officeooo:rsid="2adc4076"/>
    </style:style>
    <style:style style:name="T14" style:family="text">
      <style:text-properties officeooo:rsid="2adcd82e"/>
    </style:style>
    <style:style style:name="T15" style:family="text">
      <style:text-properties officeooo:rsid="2add89ca"/>
    </style:style>
    <style:style style:name="T16" style:family="text">
      <style:text-properties officeooo:rsid="2adf6165"/>
    </style:style>
    <style:style style:name="T17" style:family="text">
      <style:text-properties officeooo:rsid="2ae0d811"/>
    </style:style>
    <style:style style:name="T18" style:family="text">
      <style:text-properties officeooo:rsid="2ae46ad8"/>
    </style:style>
    <style:style style:name="T19" style:family="text">
      <style:text-properties officeooo:rsid="2ae6ef9f"/>
    </style:style>
    <style:style style:name="T20" style:family="text">
      <style:text-properties officeooo:rsid="2ae8167c"/>
    </style:style>
    <style:style style:name="T21" style:family="text">
      <style:text-properties officeooo:rsid="2ae9e383"/>
    </style:style>
    <style:style style:name="T22" style:family="text">
      <style:text-properties officeooo:rsid="2aeb5c77"/>
    </style:style>
    <style:style style:name="T23" style:family="text">
      <style:text-properties officeooo:rsid="2aefc49e"/>
    </style:style>
    <style:style style:name="T24" style:family="text">
      <style:text-properties officeooo:rsid="2af30c9a"/>
    </style:style>
    <style:style style:name="T25" style:family="text">
      <style:text-properties officeooo:rsid="2af4b76b"/>
    </style:style>
    <style:style style:name="T26" style:family="text">
      <style:text-properties officeooo:rsid="2af796d7"/>
    </style:style>
    <style:style style:name="T27" style:family="text">
      <style:text-properties officeooo:rsid="2af8f3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1 – <text:span text:style-name="T2">osedlaný jezdecký kůň</text:span></text:h>
      <text:list xml:id="list3342759621" text:style-name="L1">
        <text:list-item>
          <text:p text:style-name="P10">Patří Dórské aristokratce Alkipě</text:p>
          <text:list>
            <text:list-item>
              <text:p text:style-name="P11">Její otec je Astios, vládce bohatého Dórského rodu, který stojí za archonem Diákonosem (archon mu přihrává výhodné obchody s městem).</text:p>
              <text:list>
                <text:list-item>
                  <text:p text:style-name="P11">Otec ji nenávidí, považuje ji za své selhání a prokletí od bohů. Drží ji prakticky ve vězení. Nikdo o ní neví.</text:p>
                </text:list-item>
              </text:list>
            </text:list-item>
            <text:list-item>
              <text:p text:style-name="P12">K útěku jí pomohl její bratr <text:span text:style-name="T12">Pásos</text:span>, který se tím stal také vyhnancem. Možná není úplně mrtvý, ale goblini ho <text:span text:style-name="T1">změnili</text:span>.</text:p>
              <text:list>
                <text:list-item>
                  <text:p text:style-name="P11">Pásos dluží Alrikovi prachy.</text:p>
                  <text:list>
                    <text:list-item>
                      <text:p text:style-name="P13">Alrik pro něj dělal průzkum v Divočině – měl najít místo, kde by Alkipa mohla žít. Přesně tam teď cestovali.</text:p>
                    </text:list-item>
                    <text:list-item>
                      <text:p text:style-name="P14">Pásos se zřejmě potatil a je to strašná držgrešle (což je teď asi jedno, když ho goblini zmutovali).</text:p>
                    </text:list-item>
                  </text:list>
                </text:list-item>
              </text:list>
            </text:list-item>
            <text:list-item>
              <text:p text:style-name="P15">Pásos na výpravu sehnal 5 dalších <text:span text:style-name="T15">mladíků</text:span> – všichni jsou to jeho „přátelé“ z atlétia, které k tomu přemluvil.</text:p>
              <text:list>
                <text:list-item>
                  <text:p text:style-name="P16">3 jsou mrtví</text:p>
                </text:list-item>
                <text:list-item>
                  <text:p text:style-name="P16">2 žijí</text:p>
                  <text:list>
                    <text:list-item>
                      <text:p text:style-name="P17"><text:span text:style-name="T16">Alec</text:span> je synovcem Demétria (stojí za hierophantem), <text:span text:style-name="T16">Basil</text:span> je syn Xemnóna (stojí za Doruvosem).</text:p>
                    </text:list-item>
                    <text:list-item>
                      <text:p text:style-name="P18">Goblini na nich taky experimentují.</text:p>
                    </text:list-item>
                  </text:list>
                </text:list-item>
              </text:list>
            </text:list-item>
            <text:list-item>
              <text:p text:style-name="P10">Je mladá, ale <text:span text:style-name="T13">(od narození)</text:span> znetvořená – zakrývá svou tvář pod závojem.</text:p>
            </text:list-item>
            <text:list-item>
              <text:p text:style-name="P10">Zajali ji magicky zaměření goblini (mutace a tak), kteří v ní vidí projev Degronovy moci (kvůli znetvoření).</text:p>
            </text:list-item>
            <text:list-item>
              <text:p text:style-name="P10">Bude ji hledat výprava vyslaná jejím otcem <text:span text:style-name="T14">(8 mužů Astiosovy osobní stráže – síla 3)</text:span>. <text:span text:style-name="T3">Za nalezení a navrácení nabízí 20 zl.</text:span></text:p>
            </text:list-item>
            <text:list-item>
              <text:p text:style-name="P19"><text:soft-page-break/>Má magické schopnosti – je to věštkyně (trans, křeče) a léčitelka (goblini se celkem trefili v odhadu, že na ní něco je).</text:p>
            </text:list-item>
          </text:list>
        </text:list-item>
      </text:list>
      <text:h text:style-name="Heading_20_3" text:outline-level="3"><text:span text:style-name="T19">2 –</text:span> zraněný jednorožec</text:h>
      <text:list xml:id="list725629354" text:style-name="L2">
        <text:list-item>
          <text:p text:style-name="P20">Honí ho výprava lovců (<text:span text:style-name="T17">6 </text:span>elfov<text:span text:style-name="T17">ů</text:span>, <text:span text:style-name="T17">4</text:span> lidi), kteří ho <text:span text:style-name="T17">původně chytili u</text:span> elfsk<text:span text:style-name="T17">ý</text:span>ch hvozdů. Chtěli ho prodat, ale utekl jim.</text:p>
          <text:list>
            <text:list-item>
              <text:p text:style-name="P21">Poslal je <text:span text:style-name="T18">tam</text:span> Drakchos, achájský alchymista, který se nedávno usadil ve Vadoře <text:span text:style-name="T18">(časem se přesune do divočiny)</text:span>.</text:p>
            </text:list-item>
          </text:list>
        </text:list-item>
        <text:list-item>
          <text:p text:style-name="P20"><text:span text:style-name="T4">Lovce</text:span> honí <text:span text:style-name="T5">dvojice</text:span> elfů</text:p>
          <text:list>
            <text:list-item>
              <text:p text:style-name="P20">Kouzelník, <text:span text:style-name="T6">r</text:span>angerka</text:p>
            </text:list-item>
            <text:list-item>
              <text:p text:style-name="P22">Jsou to potomci sta<text:span text:style-name="T5">rý</text:span>ch elfů.</text:p>
            </text:list-item>
            <text:list-item>
              <text:p text:style-name="P22">Hodně namakaní <text:span text:style-name="T7">(mistrovský level).</text:span></text:p>
            </text:list-item>
            <text:list-item>
              <text:p text:style-name="P23">Chtějí jednorožce zpět (živého, nebo alespoň roh).</text:p>
            </text:list-item>
          </text:list>
        </text:list-item>
      </text:list>
      <text:h text:style-name="Heading_20_3" text:outline-level="3"><text:span text:style-name="T19">3 - k</text:span>aravana pod útokem</text:h>
      <text:p text:style-name="P4">(<text:span text:style-name="T19">N</text:span>ebo možná nově založená osada)</text:p>
      <text:list xml:id="list3231177528" text:style-name="L3">
        <text:list-item>
          <text:p text:style-name="P24">Jedni z prvních osadníků</text:p>
        </text:list-item>
      </text:list>
      <text:h text:style-name="Heading_20_3" text:outline-level="3"><text:span text:style-name="T19">4 - o</text:span>brněný vůz</text:h>
      <text:list xml:id="list2420694575" text:style-name="L4">
        <text:list-item>
          <text:p text:style-name="P25">Mohl by vozit poštu, zásoby, nebo tak něco.</text:p>
        </text:list-item>
      </text:list>
      <text:h text:style-name="Heading_20_3" text:outline-level="3"><text:span text:style-name="T20">5 - z</text:span>kamenělí orkové</text:h>
      <text:p text:style-name="Text_20_body">Netvor podoby kohouta s tělem rudohnědého ještěra chrastí šupinami a mění zelenou zem v prašnou poušť. Je to bazlišek....</text:p>
      <text:list xml:id="list2742996567" text:style-name="L5">
        <text:list-item>
          <text:p text:style-name="P26"><text:soft-page-break/>Hlava a nohy kohouta, tělo plaza. Velikost zhruba jako kůň. Rychlost taky.</text:p>
        </text:list-item>
        <text:list-item>
          <text:p text:style-name="P26">Má hypnotický pohled (způsobí psychosomatickou paralýzu).</text:p>
        </text:list-item>
        <text:list-item>
          <text:p text:style-name="P26">Plive paralytický jed, který způsobí následnou hybernaci organismu a petrifikaci kůže.</text:p>
        </text:list-item>
        <text:list-item>
          <text:p text:style-name="P28">Zbroj z kůže baziliška.</text:p>
          <text:list>
            <text:list-item>
              <text:p text:style-name="P29"><text:span text:style-name="T26">Má Zbroj 1 p</text:span>roti <text:span text:style-name="T25">duševním a nehmotným útokům.</text:span></text:p>
            </text:list-item>
          </text:list>
        </text:list-item>
        <text:list-item>
          <text:p text:style-name="P27">Popel z baziliška je magická surovina.</text:p>
          <text:list>
            <text:list-item>
              <text:p text:style-name="P30"><text:span text:style-name="T23">Používá se na výrobu trvalé čarovné rtuti</text:span>.</text:p>
            </text:list-item>
            <text:list-item>
              <text:p text:style-name="P31">Z jednoho baziliška je možné získat <text:span text:style-name="T24">5</text:span> dávek (celkem <text:span text:style-name="T24">5</text:span>0 zl).</text:p>
            </text:list-item>
          </text:list>
        </text:list-item>
      </text:list>
      <text:p text:style-name="P5"><text:span text:style-name="T22">Orkové útočili, zatuhli uprostřed pohybu</text:span>.</text:p>
      <text:p text:style-name="P8">V oblasti žije kmen goblinů, který ovládá 3 bazilišky.</text:p>
      <text:list xml:id="list4166335083" text:style-name="L6">
        <text:list-item>
          <text:p text:style-name="P32">Řadoví goblini mají magické tetování, díky kterému na ně bazilišci neútočí. <text:span text:style-name="T21">Šamani mají jinou verzi, díky které bazilišky ovládají.</text:span></text:p>
          <text:list>
            <text:list-item>
              <text:p text:style-name="P32">K <text:span text:style-name="T21">oběma verzím</text:span> tetování je potřeba <text:span text:style-name="T21">výtažek z baziliškovy žlázy.</text:span></text:p>
            </text:list-item>
          </text:list>
        </text:list-item>
      </text:list>
      <text:list xml:id="list1802601229" text:style-name="L7">
        <text:list-item>
          <text:p text:style-name="P33">Šaman se stará o 3 baziliščí vejce.</text:p>
          <text:list>
            <text:list-item>
              <text:p text:style-name="P34">To bude asi taky magická surovina.</text:p>
            </text:list-item>
          </text:list>
        </text:list-item>
        <text:list-item>
          <text:p text:style-name="P36">Jak se dá proměna v kámen zvrátit?</text:p>
          <text:list>
            <text:list-item>
              <text:p text:style-name="P34">Je to živočišný jed, takže<text:span text:style-name="T1"> sérotvorný flakón</text:span> zabere.</text:p>
            </text:list-item>
            <text:list-item>
              <text:p text:style-name="P36">Třeba <text:span text:style-name="T27">goblinští</text:span> elementální šamani by to mohli umět.</text:p>
            </text:list-item>
          </text:list>
        </text:list-item>
      </text:list>
      <text:h text:style-name="Heading_20_3" text:outline-level="3"><text:soft-page-break/><text:span text:style-name="T27">6 – ú</text:span>tok stirgí</text:h>
      <text:p text:style-name="P6">(krvesajné létající potvory)</text:p>
      <text:list xml:id="list545841710" text:style-name="L8">
        <text:list-item>
          <text:p text:style-name="P35">Někde poblíž udržují při životě obra a sosají ho.</text:p>
        </text:list-item>
      </text:list>
      <text:h text:style-name="Heading_20_3" text:outline-level="3"><text:span text:style-name="T27">7 – p</text:span>ostavy začne sledovat havran.</text:h>
      <text:list xml:id="list3006359935" text:style-name="L9">
        <text:list-item>
          <text:p text:style-name="P37">Zapůjčený druid.</text:p>
        </text:list-item>
        <text:list-item>
          <text:p text:style-name="P37">Nebo možná rovnou morfnutý.</text:p>
        </text:list-item>
      </text:list>
      <text:p text:style-name="P7"><text:span text:style-name="T27">8 - š</text:span>amani trénují <text:span text:style-name="T8">přivolávání elementálů</text:span></text:p>
      <text:list xml:id="list367963369" text:style-name="L10">
        <text:list-item>
          <text:p text:style-name="P38">V oblasti se budou prohánět vodní, vzdušní a zemní duchové – bouře, krupobití, oblaka prachu a podobně.</text:p>
        </text:list-item>
        <text:list-item>
          <text:p text:style-name="P38">Asi to jsou goblini. <text:span text:style-name="T9">Přímo na postavy neútočí, ale budou se samozřejmě bránit, když na to přijde.</text:span></text:p>
        </text:list-item>
      </text:list>
      <text:h text:style-name="Heading_20_3" text:outline-level="3"><text:span text:style-name="T27">8 - s</text:span>amota</text:h>
      <text:list xml:id="list3866781547" text:style-name="L11">
        <text:list-item>
          <text:p text:style-name="P39">V divočině se (už dávno) usadil <text:span text:style-name="T10">starej samotář – beastmaster.</text:span></text:p>
        </text:list-item>
        <text:list-item>
          <text:p text:style-name="P40">Jmenuje se Hurn, je to seveřan (kolem padesátky).</text:p>
        </text:list-item>
        <text:list-item>
          <text:p text:style-name="P41"><text:span text:style-name="T11">Má tam domestikované l</text:span>ightning lizzard<text:span text:style-name="T11">y</text:span>, <text:span text:style-name="T11">varany,</text:span> <text:span text:style-name="T11">možná i wyvernu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9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 style:writing-mode="lr-tb"/>
      <style:text-properties style:font-name="Georgia2" fo:font-family="Georgia" style:font-style-name="Italic" style:font-family-generic="roman" style:font-pitch="variable" fo:font-size="8.5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text-underline-style="none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M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</style:header>
      <style:header-left>
        <text:p text:style-name="MP2"><text:page-number text:select-page="current">4</text:page-number></text:p>
      </style:header-left>
      <style:footer>
        <text:p text:style-name="MP3"><text:chapter text:display="name" text:outline-level="3">8 - samota</text:chapt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3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5-22T18:34:27.607000000</dc:date>
    <meta:editing-cycles>15642</meta:editing-cycles>
    <meta:editing-duration>P44DT9H54M11S</meta:editing-duration>
    <meta:generator>LibreOffice/6.0.5.2$Windows_X86_64 LibreOffice_project/54c8cbb85f300ac59db32fe8a675ff7683cd5a16</meta:generator>
    <meta:document-statistic meta:table-count="0" meta:image-count="0" meta:object-count="0" meta:page-count="4" meta:paragraph-count="67" meta:word-count="627" meta:character-count="3590" meta:non-whitespace-character-count="3066"/>
  </office:meta>
</office:document-meta>
</file>